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BeanTest.test_toJSON_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User.setBirthdate( Date birth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Sal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BeanTest.f_testCompos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Group.setUsers( List &lt; User &gt; us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setUsers2( List &lt; ? extends User &gt; users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Old( boolean o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Birth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getUsers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Salary( BigDecimal sal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getUs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BeanTest.f_test_toJ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ser.isO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